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08" calcext:value-type="float">
            <text:p>490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743" calcext:value-type="float">
            <text:p>74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6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table:formula="of:=SUM([.C52:.C66])" office:value-type="float" office:value="884.54" calcext:value-type="float">
            <text:p>884.5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6" table:formula="of:=SUM([.C84:.C87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4907.61" calcext:value-type="float">
            <text:p>4907.61</text:p>
          </table:table-cell>
          <table:table-cell table:formula="of:=SUM([.D1:.D105])" office:value-type="float" office:value="4907.61" calcext:value-type="float">
            <text:p>49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936.520000000001" calcext:value-type="float">
            <text:p>-936.520000000001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table:style-name="ce7"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table:style-name="ce7"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ets</text:p>
          </table:table-cell>
          <table:table-cell table:style-name="ce7"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table:style-name="ce7"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table:style-name="ce7"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table:style-name="ce7"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1])" office:value-type="float" office:value="2446.92" calcext:value-type="float">
            <text:p>2446.9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ce5"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00-00-00</text:date>, <text:time style:data-style-name="N2" text:time-value="14:42:12.47941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8T14:44:28.280411915</dc:date>
    <meta:editing-duration>P2DT16H3M57S</meta:editing-duration>
    <meta:editing-cycles>366</meta:editing-cycles>
    <meta:generator>LibreOffice/6.0.7.3$Linux_X86_64 LibreOffice_project/00m0$Build-3</meta:generator>
    <meta:document-statistic meta:table-count="7" meta:cell-count="1325" meta:object-count="0"/>
  </office:meta>
</office:document-meta>
</file>